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6000000F648896F79.png"/>
  <manifest:file-entry manifest:media-type="image/png" manifest:full-path="Pictures/10000201000000F6000000F67CDF68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cccccc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rect draw:style-name="gr1" draw:text-style-name="P1" draw:layer="layout" svg:width="10.5cm" svg:height="14cm" svg:x="10.5cm" svg:y="0cm">
            <text:p/>
          </draw:rect>
          <draw:frame draw:style-name="gr2" draw:text-style-name="P3" draw:layer="layout" svg:width="7.5cm" svg:height="0.818cm" svg:x="12.5cm" svg:y="0.2cm">
            <draw:text-box>
              <text:p text:style-name="P2"><text:span text:style-name="T1">Feedback for:</text:span></text:p>
            </draw:text-box>
          </draw:frame>
          <draw:frame draw:style-name="gr3" draw:text-style-name="P1" draw:layer="layout" svg:width="1.16cm" svg:height="1.16cm" svg:x="11cm" svg:y="2.5cm">
            <draw:image xlink:href="Pictures/10000201000000F6000000F648896F79.png" xlink:type="simple" xlink:show="embed" xlink:actuate="onLoad">
              <text:p/>
            </draw:image>
          </draw:frame>
          <draw:frame draw:style-name="gr3" draw:text-style-name="P1" draw:layer="layout" svg:width="1.16cm" svg:height="1.16cm" svg:x="11cm" svg:y="8.34cm">
            <draw:image xlink:href="Pictures/10000201000000F6000000F67CDF688C.png" xlink:type="simple" xlink:show="embed" xlink:actuate="onLoad">
              <text:p/>
            </draw:image>
          </draw:frame>
          <draw:line draw:style-name="gr4" draw:text-style-name="P1" draw:layer="layout" svg:x1="10.5cm" svg:y1="2cm" svg:x2="21cm" svg:y2="2cm">
            <text:p/>
          </draw:line>
          <draw:line draw:style-name="gr4" draw:text-style-name="P1" draw:layer="layout" svg:x1="10.5cm" svg:y1="7.5cm" svg:x2="21cm" svg:y2="7.5cm">
            <text:p/>
          </draw:line>
          <draw:frame draw:style-name="gr2" draw:text-style-name="P3" draw:layer="layout" svg:width="9cm" svg:height="4.066cm" svg:x="12.5cm" svg:y="2.682cm">
            <draw:text-box>
              <text:p text:style-name="P2"><text:span text:style-name="T1">I liked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  <draw:frame draw:style-name="gr2" draw:text-style-name="P3" draw:layer="layout" svg:width="9cm" svg:height="4.066cm" svg:x="12.5cm" svg:y="8.5cm">
            <draw:text-box>
              <text:p text:style-name="P2"><text:span text:style-name="T1">I recommend you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</draw:g>
        <draw:g>
          <draw:rect draw:style-name="gr1" draw:text-style-name="P1" draw:layer="layout" svg:width="10.5cm" svg:height="14cm" svg:x="0cm" svg:y="0cm">
            <text:p/>
          </draw:rect>
          <draw:frame draw:style-name="gr2" draw:text-style-name="P3" draw:layer="layout" svg:width="7.5cm" svg:height="0.818cm" svg:x="2cm" svg:y="0.2cm">
            <draw:text-box>
              <text:p text:style-name="P2"><text:span text:style-name="T1">Feedback for:</text:span></text:p>
            </draw:text-box>
          </draw:frame>
          <draw:frame draw:style-name="gr3" draw:text-style-name="P1" draw:layer="layout" svg:width="1.16cm" svg:height="1.16cm" svg:x="0.5cm" svg:y="2.5cm">
            <draw:image xlink:href="Pictures/10000201000000F6000000F648896F79.png" xlink:type="simple" xlink:show="embed" xlink:actuate="onLoad">
              <text:p/>
            </draw:image>
          </draw:frame>
          <draw:frame draw:style-name="gr3" draw:text-style-name="P1" draw:layer="layout" svg:width="1.16cm" svg:height="1.16cm" svg:x="0.5cm" svg:y="8.34cm">
            <draw:image xlink:href="Pictures/10000201000000F6000000F67CDF688C.png" xlink:type="simple" xlink:show="embed" xlink:actuate="onLoad">
              <text:p/>
            </draw:image>
          </draw:frame>
          <draw:line draw:style-name="gr4" draw:text-style-name="P1" draw:layer="layout" svg:x1="0cm" svg:y1="2cm" svg:x2="10.5cm" svg:y2="2cm">
            <text:p/>
          </draw:line>
          <draw:line draw:style-name="gr4" draw:text-style-name="P1" draw:layer="layout" svg:x1="0cm" svg:y1="7.5cm" svg:x2="10.5cm" svg:y2="7.5cm">
            <text:p/>
          </draw:line>
          <draw:frame draw:style-name="gr2" draw:text-style-name="P3" draw:layer="layout" svg:width="9cm" svg:height="4.066cm" svg:x="2cm" svg:y="2.682cm">
            <draw:text-box>
              <text:p text:style-name="P2"><text:span text:style-name="T1">I liked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  <draw:frame draw:style-name="gr2" draw:text-style-name="P3" draw:layer="layout" svg:width="9cm" svg:height="4.066cm" svg:x="2cm" svg:y="8.5cm">
            <draw:text-box>
              <text:p text:style-name="P2"><text:span text:style-name="T1">I recommend you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</draw:g>
        <draw:g>
          <draw:rect draw:style-name="gr1" draw:text-style-name="P1" draw:layer="layout" svg:width="10.5cm" svg:height="14cm" svg:x="0cm" svg:y="14cm">
            <text:p/>
          </draw:rect>
          <draw:frame draw:style-name="gr2" draw:text-style-name="P3" draw:layer="layout" svg:width="7.5cm" svg:height="0.818cm" svg:x="2cm" svg:y="14.2cm">
            <draw:text-box>
              <text:p text:style-name="P2"><text:span text:style-name="T1">Feedback for:</text:span></text:p>
            </draw:text-box>
          </draw:frame>
          <draw:frame draw:style-name="gr3" draw:text-style-name="P1" draw:layer="layout" svg:width="1.16cm" svg:height="1.16cm" svg:x="0.5cm" svg:y="16.5cm">
            <draw:image xlink:href="Pictures/10000201000000F6000000F648896F79.png" xlink:type="simple" xlink:show="embed" xlink:actuate="onLoad">
              <text:p/>
            </draw:image>
          </draw:frame>
          <draw:frame draw:style-name="gr3" draw:text-style-name="P1" draw:layer="layout" svg:width="1.16cm" svg:height="1.16cm" svg:x="0.5cm" svg:y="22.34cm">
            <draw:image xlink:href="Pictures/10000201000000F6000000F67CDF688C.png" xlink:type="simple" xlink:show="embed" xlink:actuate="onLoad">
              <text:p/>
            </draw:image>
          </draw:frame>
          <draw:line draw:style-name="gr4" draw:text-style-name="P1" draw:layer="layout" svg:x1="0cm" svg:y1="16cm" svg:x2="10.5cm" svg:y2="16cm">
            <text:p/>
          </draw:line>
          <draw:line draw:style-name="gr4" draw:text-style-name="P1" draw:layer="layout" svg:x1="0cm" svg:y1="21.5cm" svg:x2="10.5cm" svg:y2="21.5cm">
            <text:p/>
          </draw:line>
          <draw:frame draw:style-name="gr2" draw:text-style-name="P3" draw:layer="layout" svg:width="9cm" svg:height="4.066cm" svg:x="2cm" svg:y="16.682cm">
            <draw:text-box>
              <text:p text:style-name="P2"><text:span text:style-name="T1">I liked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  <draw:frame draw:style-name="gr2" draw:text-style-name="P3" draw:layer="layout" svg:width="9cm" svg:height="4.066cm" svg:x="2cm" svg:y="22.5cm">
            <draw:text-box>
              <text:p text:style-name="P2"><text:span text:style-name="T1">I recommend you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</draw:g>
        <draw:g>
          <draw:rect draw:style-name="gr1" draw:text-style-name="P1" draw:layer="layout" svg:width="10.5cm" svg:height="14cm" svg:x="10.5cm" svg:y="14cm">
            <text:p/>
          </draw:rect>
          <draw:frame draw:style-name="gr2" draw:text-style-name="P3" draw:layer="layout" svg:width="7.5cm" svg:height="0.818cm" svg:x="12.5cm" svg:y="14.2cm">
            <draw:text-box>
              <text:p text:style-name="P2"><text:span text:style-name="T1">Feedback for:</text:span></text:p>
            </draw:text-box>
          </draw:frame>
          <draw:frame draw:style-name="gr3" draw:text-style-name="P1" draw:layer="layout" svg:width="1.16cm" svg:height="1.16cm" svg:x="11cm" svg:y="16.5cm">
            <draw:image xlink:href="Pictures/10000201000000F6000000F648896F79.png" xlink:type="simple" xlink:show="embed" xlink:actuate="onLoad">
              <text:p/>
            </draw:image>
          </draw:frame>
          <draw:frame draw:style-name="gr3" draw:text-style-name="P1" draw:layer="layout" svg:width="1.16cm" svg:height="1.16cm" svg:x="11cm" svg:y="22.34cm">
            <draw:image xlink:href="Pictures/10000201000000F6000000F67CDF688C.png" xlink:type="simple" xlink:show="embed" xlink:actuate="onLoad">
              <text:p/>
            </draw:image>
          </draw:frame>
          <draw:line draw:style-name="gr4" draw:text-style-name="P1" draw:layer="layout" svg:x1="10.5cm" svg:y1="16cm" svg:x2="21cm" svg:y2="16cm">
            <text:p/>
          </draw:line>
          <draw:line draw:style-name="gr4" draw:text-style-name="P1" draw:layer="layout" svg:x1="10.5cm" svg:y1="21.5cm" svg:x2="21cm" svg:y2="21.5cm">
            <text:p/>
          </draw:line>
          <draw:frame draw:style-name="gr2" draw:text-style-name="P3" draw:layer="layout" svg:width="9cm" svg:height="4.066cm" svg:x="12.5cm" svg:y="16.682cm">
            <draw:text-box>
              <text:p text:style-name="P2"><text:span text:style-name="T1">I liked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  <draw:frame draw:style-name="gr2" draw:text-style-name="P3" draw:layer="layout" svg:width="9cm" svg:height="4.066cm" svg:x="12.5cm" svg:y="22.5cm">
            <draw:text-box>
              <text:p text:style-name="P2"><text:span text:style-name="T1">I recommend you: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  <text:p text:style-name="P2"><text:span text:style-name="T2">____________________________________</text:span></text:p>
            </draw:text-box>
          </draw:frame>
        </draw:g>
        <draw:line draw:style-name="gr5" draw:text-style-name="P1" draw:layer="layout" svg:x1="0cm" svg:y1="14cm" svg:x2="21cm" svg:y2="14cm">
          <text:p/>
        </draw:line>
        <draw:line draw:style-name="gr5" draw:text-style-name="P1" draw:layer="layout" svg:x1="10.5cm" svg:y1="0cm" svg:x2="10.5cm" svg:y2="28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ristian Rother</meta:initial-creator>
    <meta:creation-date>2013-06-09T19:00:11.60</meta:creation-date>
    <meta:editing-duration>PT17M18S</meta:editing-duration>
    <meta:editing-cycles>3</meta:editing-cycles>
    <dc:date>2013-10-04T14:57:22.89</dc:date>
    <dc:creator>Kristian Rother</dc:creator>
    <meta:generator>OpenOffice.org/3.3$Win32 OpenOffice.org_project/330m20$Build-9567</meta:generator>
    <meta:document-statistic meta:object-count="61"/>
  </office:meta>
</office:document-meta>
</file>